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29pt"/>
    </style:style>
    <style:style style:name="co2" style:family="table-column">
      <style:table-column-properties fo:break-before="auto" style:column-width="22.11pt"/>
    </style:style>
    <style:style style:name="co3" style:family="table-column">
      <style:table-column-properties fo:break-before="auto" style:column-width="37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_tpfpevaluator" table:style-name="ta1">
        <table:shapes>
          <draw:frame draw:z-index="0" draw:style-name="gr1" draw:text-style-name="P1" svg:width="453.51pt" svg:height="255.09pt" svg:x="328pt" svg:y="106.84pt">
            <loext:p draw:notify-on-update-of-ranges="out_tpfpevaluator.H1:out_tpfpevaluator.H1 out_tpfpevaluator.H2:out_tpfpevaluator.H85 out_tpfpevaluator.I1:out_tpfpevaluator.I1 out_tpfpevaluator.I2:out_tpfpevaluator.I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22:18:53.408531863</dc:date>
    <meta:editing-duration>PT3M2S</meta:editing-duration>
    <meta:editing-cycles>1</meta:editing-cycles>
    <meta:document-statistic meta:table-count="1" meta:cell-count="595" meta:object-count="1"/>
    <meta:generator>LibreOffice/5.2.5.1$Linux_X86_64 LibreOffice_project/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14cm" svg:y="4.192cm" style:legend-expansion="high" chart:style-name="ch2"/>
        <chart:plot-area chart:style-name="ch3" table:cell-range-address="out_tpfpevaluator.H1:out_tpfpevaluator.I85" chart:data-source-has-labels="row" svg:x="0.32cm" svg:y="0.18cm" svg:width="13.574cm" svg:height="8.64cm">
          <chartooo:coordinate-region svg:x="0.764cm" svg:y="0.388cm" svg:width="12.838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_tpfpevaluator.I2:out_tpfpevaluator.I85" chart:label-cell-address="out_tpfpevaluator.I1:out_tpfpevaluator.I1" chart:class="chart:scatter">
            <chart:domain table:cell-range-address="out_tpfpevaluator.H2:out_tpfpevaluator.H85"/>
            <chart:data-point chart:repeated="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P</text:p>
                <draw:g>
                  <svg:desc>out_tpfpevaluator.I1:out_tpfpevaluator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_tpfpevaluator.H2:out_tpfpevaluator.H85</svg:desc>
                </draw:g>
              </table:table-cell>
              <table:table-cell office:value-type="float" office:value="0">
                <text:p>0</text:p>
                <draw:g>
                  <svg:desc>out_tpfpevaluator.I2:out_tpfpevaluator.I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